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left="0in" fo:margin-right="0in" fo:text-indent="0in" style:auto-text-indent="false" style:writing-mode="lr-tb"/>
    </style:style>
    <style:style style:name="P2"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3" style:family="paragraph" style:parent-style-name="Preformatted_20_Text">
      <style:paragraph-properties style:writing-mode="lr-tb"/>
    </style:style>
    <style:style style:name="P4" style:family="paragraph" style:parent-style-name="Preformatted_20_Text">
      <style:paragraph-properties fo:margin-top="0in" fo:margin-bottom="0.1965in" style:contextual-spacing="false" style:writing-mode="lr-tb"/>
    </style:style>
    <style:style style:name="P5" style:family="paragraph" style:parent-style-name="Standard">
      <style:paragraph-properties fo:margin-top="0in" fo:margin-bottom="0.1965in" style:contextual-spacing="false"/>
    </style:style>
    <style:style style:name="P6" style:family="paragraph" style:parent-style-name="Text_20_body">
      <style:paragraph-properties fo:margin-top="0in" fo:margin-bottom="0.1965in" style:contextual-spacing="false"/>
    </style:style>
    <style:style style:name="P7" style:family="paragraph" style:parent-style-name="Preformatted_20_Text" style:list-style-name="L2">
      <style:paragraph-properties fo:margin-left="0in" fo:margin-right="0in" fo:text-indent="0in" style:auto-text-indent="false" style:writing-mode="lr-tb"/>
    </style:style>
    <style:style style:name="P8" style:family="paragraph" style:parent-style-name="Preformatted_20_Text" style:list-style-name="L2">
      <style:paragraph-properties style:writing-mode="lr-tb"/>
    </style:style>
    <style:style style:name="P9" style:family="paragraph" style:parent-style-name="Preformatted_20_Text" style:list-style-name="L2">
      <style:paragraph-properties fo:margin-top="0in" fo:margin-bottom="0.1965in" style:contextual-spacing="false" style:writing-mode="lr-tb"/>
    </style:style>
    <style:style style:name="P10" style:family="paragraph" style:parent-style-name="Preformatted_20_Text" style:list-style-name="L3">
      <style:paragraph-properties fo:margin-left="0in" fo:margin-right="0in" fo:text-indent="0in" style:auto-text-indent="false" style:writing-mode="lr-tb"/>
    </style:style>
    <style:style style:name="P11" style:family="paragraph" style:parent-style-name="Preformatted_20_Text" style:list-style-name="L3">
      <style:paragraph-properties style:writing-mode="lr-tb"/>
    </style:style>
    <style:style style:name="P12" style:family="paragraph" style:parent-style-name="Preformatted_20_Text" style:list-style-name="L3">
      <style:paragraph-properties fo:margin-top="0in" fo:margin-bottom="0.1965in" style:contextual-spacing="false" style:writing-mode="lr-tb"/>
    </style:style>
    <style:style style:name="P13" style:family="paragraph" style:parent-style-name="Preformatted_20_Text" style:list-style-name="L4">
      <style:paragraph-properties fo:margin-left="0in" fo:margin-right="0in" fo:text-indent="0in" style:auto-text-indent="false" style:writing-mode="lr-tb"/>
    </style:style>
    <style:style style:name="P14" style:family="paragraph" style:parent-style-name="Preformatted_20_Text" style:list-style-name="L4">
      <style:paragraph-properties style:writing-mode="lr-tb"/>
    </style:style>
    <style:style style:name="P15" style:family="paragraph" style:parent-style-name="Preformatted_20_Text" style:list-style-name="L4">
      <style:paragraph-properties fo:margin-top="0in" fo:margin-bottom="0.1965in" style:contextual-spacing="false" style:writing-mode="lr-tb"/>
    </style:style>
    <style:style style:name="P16" style:family="paragraph" style:parent-style-name="Preformatted_20_Text" style:list-style-name="L17">
      <style:paragraph-properties fo:margin-left="0in" fo:margin-right="0in" fo:text-indent="0in" style:auto-text-indent="false" style:writing-mode="lr-tb"/>
    </style:style>
    <style:style style:name="P17" style:family="paragraph" style:parent-style-name="Preformatted_20_Text" style:list-style-name="L17">
      <style:paragraph-properties style:writing-mode="lr-tb"/>
    </style:style>
    <style:style style:name="P18" style:family="paragraph" style:parent-style-name="Preformatted_20_Text" style:list-style-name="L17">
      <style:paragraph-properties fo:margin-top="0in" fo:margin-bottom="0.1965in" style:contextual-spacing="false" style:writing-mode="lr-tb"/>
    </style:style>
    <style:style style:name="P19" style:family="paragraph" style:parent-style-name="Preformatted_20_Text" style:list-style-name="L18">
      <style:paragraph-properties fo:margin-left="0in" fo:margin-right="0in" fo:text-indent="0in" style:auto-text-indent="false" style:writing-mode="lr-tb"/>
    </style:style>
    <style:style style:name="P20" style:family="paragraph" style:parent-style-name="Preformatted_20_Text" style:list-style-name="L18">
      <style:paragraph-properties fo:margin-left="0in" fo:margin-right="0in" fo:margin-top="0in" fo:margin-bottom="0.1965in" style:contextual-spacing="false" fo:text-indent="0in" style:auto-text-indent="false" style:writing-mode="lr-tb"/>
    </style:style>
    <style:style style:name="P21" style:family="paragraph" style:parent-style-name="Preformatted_20_Text" style:list-style-name="L18">
      <style:paragraph-properties style:writing-mode="lr-tb"/>
    </style:style>
    <style:style style:name="P22" style:family="paragraph" style:parent-style-name="Preformatted_20_Text" style:list-style-name="L18">
      <style:paragraph-properties fo:margin-top="0in" fo:margin-bottom="0.1965in" style:contextual-spacing="false" style:writing-mode="lr-tb"/>
    </style:style>
    <style:style style:name="P23" style:family="paragraph" style:parent-style-name="Preformatted_20_Text" style:list-style-name="L19">
      <style:paragraph-properties fo:margin-left="0in" fo:margin-right="0in" fo:text-indent="0in" style:auto-text-indent="false" style:writing-mode="lr-tb"/>
    </style:style>
    <style:style style:name="P24" style:family="paragraph" style:parent-style-name="Preformatted_20_Text" style:list-style-name="L19">
      <style:paragraph-properties style:writing-mode="lr-tb"/>
    </style:style>
    <style:style style:name="P25" style:family="paragraph" style:parent-style-name="Preformatted_20_Text" style:list-style-name="L19">
      <style:paragraph-properties fo:margin-top="0in" fo:margin-bottom="0.1965in" style:contextual-spacing="false" style:writing-mode="lr-tb"/>
    </style:style>
    <style:style style:name="P26" style:family="paragraph" style:parent-style-name="Preformatted_20_Text" style:list-style-name="L20">
      <style:paragraph-properties fo:margin-left="0in" fo:margin-right="0in" fo:text-indent="0in" style:auto-text-indent="false" style:writing-mode="lr-tb"/>
    </style:style>
    <style:style style:name="P27" style:family="paragraph" style:parent-style-name="Preformatted_20_Text" style:list-style-name="L20">
      <style:paragraph-properties style:writing-mode="lr-tb"/>
    </style:style>
    <style:style style:name="P28" style:family="paragraph" style:parent-style-name="Preformatted_20_Text" style:list-style-name="L20">
      <style:paragraph-properties fo:margin-top="0in" fo:margin-bottom="0.1965in" style:contextual-spacing="false" style:writing-mode="lr-tb"/>
    </style:style>
    <style:style style:name="P29" style:family="paragraph" style:parent-style-name="Preformatted_20_Text">
      <style:paragraph-properties fo:margin-left="0in" fo:margin-right="0in" fo:text-indent="0in" style:auto-text-indent="false" style:writing-mode="lr-tb"/>
    </style:style>
    <style:style style:name="P30"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31" style:family="paragraph" style:parent-style-name="Preformatted_20_Text">
      <style:paragraph-properties style:writing-mode="lr-tb"/>
    </style:style>
    <style:style style:name="P32" style:family="paragraph" style:parent-style-name="Preformatted_20_Text">
      <style:paragraph-properties fo:margin-top="0in" fo:margin-bottom="0.1965in" style:contextual-spacing="false" style:writing-mode="lr-tb"/>
    </style:style>
    <style:style style:name="P33" style:family="paragraph" style:parent-style-name="Text_20_body" style:list-style-name="L1"/>
    <style:style style:name="P34" style:family="paragraph" style:parent-style-name="Text_20_body" style:list-style-name="L1">
      <style:paragraph-properties fo:margin-top="0in" fo:margin-bottom="0in" style:contextual-spacing="false"/>
    </style:style>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L5"/>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8"/>
    <style:style style:name="P42" style:family="paragraph" style:parent-style-name="Text_20_body" style:list-style-name="L9"/>
    <style:style style:name="P43" style:family="paragraph" style:parent-style-name="Text_20_body" style:list-style-name="L10"/>
    <style:style style:name="P44" style:family="paragraph" style:parent-style-name="Text_20_body" style:list-style-name="L11"/>
    <style:style style:name="P45" style:family="paragraph" style:parent-style-name="Text_20_body" style:list-style-name="L12"/>
    <style:style style:name="P46" style:family="paragraph" style:parent-style-name="Text_20_body" style:list-style-name="L13"/>
    <style:style style:name="P47" style:family="paragraph" style:parent-style-name="Text_20_body" style:list-style-name="L14"/>
    <style:style style:name="P48" style:family="paragraph" style:parent-style-name="Text_20_body" style:list-style-name="L15"/>
    <style:style style:name="P49" style:family="paragraph" style:parent-style-name="Text_20_body" style:list-style-name="L16"/>
    <style:style style:name="P50" style:family="paragraph" style:parent-style-name="Text_20_body" style:list-style-name="L17"/>
    <style:style style:name="P51" style:family="paragraph" style:parent-style-name="Text_20_body" style:list-style-name="L18"/>
    <style:style style:name="P52" style:family="paragraph" style:parent-style-name="Text_20_body" style:list-style-name="L19"/>
    <style:style style:name="P53" style:family="paragraph" style:parent-style-name="Text_20_body" style:list-style-name="L20"/>
    <style:style style:name="P54" style:family="paragraph" style:parent-style-name="Text_20_body" style:list-style-name="L21"/>
    <style:style style:name="P55" style:family="paragraph" style:parent-style-name="Text_20_body" style:list-style-name="L21">
      <style:paragraph-properties fo:margin-top="0in" fo:margin-bottom="0in" style:contextual-spacing="false"/>
    </style:style>
    <style:style style:name="P56" style:family="paragraph" style:parent-style-name="Text_20_body">
      <style:paragraph-properties fo:margin-top="0in" fo:margin-bottom="0.1965in" style:contextual-spacing="false"/>
    </style:style>
    <style:style style:name="P57" style:family="paragraph" style:parent-style-name="Text_20_body" style:list-style-name="L22"/>
    <style:style style:name="P58" style:family="paragraph" style:parent-style-name="Text_20_body" style:list-style-name="L22">
      <style:paragraph-properties fo:margin-top="0in" fo:margin-bottom="0in" style:contextual-spacing="false"/>
    </style:style>
    <style:style style:name="P59" style:family="paragraph" style:parent-style-name="Text_20_body" style:list-style-name="L23"/>
    <style:style style:name="P60" style:family="paragraph" style:parent-style-name="Text_20_body" style:list-style-name="L23">
      <style:paragraph-properties fo:margin-top="0in" fo:margin-bottom="0in" style:contextual-spacing="false"/>
    </style:style>
    <style:style style:name="P61" style:family="paragraph" style:parent-style-name="Text_20_body" style:list-style-name="L24"/>
    <style:style style:name="P62" style:family="paragraph" style:parent-style-name="Text_20_body" style:list-style-name="L24">
      <style:paragraph-properties fo:margin-top="0in" fo:margin-bottom="0in" style:contextual-spacing="false"/>
    </style:style>
    <style:style style:name="P63" style:family="paragraph" style:parent-style-name="Text_20_body" style:list-style-name="L25"/>
    <style:style style:name="P64" style:family="paragraph" style:parent-style-name="Text_20_body" style:list-style-name="L25">
      <style:paragraph-properties fo:margin-top="0in" fo:margin-bottom="0in" style:contextual-spacing="false"/>
    </style:style>
    <style:style style:name="P65" style:family="paragraph" style:parent-style-name="Text_20_body" style:list-style-name="L26"/>
    <style:style style:name="P66" style:family="paragraph" style:parent-style-name="Text_20_body" style:list-style-name="L26">
      <style:paragraph-properties fo:margin-top="0in" fo:margin-bottom="0in" style:contextual-spacing="false"/>
    </style:style>
    <style:style style:name="P67" style:family="paragraph" style:parent-style-name="Text_20_body" style:list-style-name="L27"/>
    <style:style style:name="P68" style:family="paragraph" style:parent-style-name="Text_20_body" style:list-style-name="L27">
      <style:paragraph-properties fo:margin-top="0in" fo:margin-bottom="0in" style:contextual-spacing="false"/>
    </style:style>
    <style:style style:name="P69" style:family="paragraph" style:parent-style-name="Text_20_body" style:list-style-name="L28"/>
    <style:style style:name="P70" style:family="paragraph" style:parent-style-name="Text_20_body" style:list-style-name="L28">
      <style:paragraph-properties fo:margin-top="0in" fo:margin-bottom="0in" style:contextual-spacing="false"/>
    </style:style>
    <style:style style:name="P71" style:family="paragraph" style:parent-style-name="Text_20_body" style:list-style-name="L29"/>
    <style:style style:name="P72" style:family="paragraph" style:parent-style-name="Text_20_body" style:list-style-name="L29">
      <style:paragraph-properties fo:margin-top="0in" fo:margin-bottom="0in" style:contextual-spacing="false"/>
    </style:style>
    <style:style style:name="P73" style:family="paragraph" style:parent-style-name="Text_20_body" style:list-style-name="L30"/>
    <style:style style:name="P74" style:family="paragraph" style:parent-style-name="Text_20_body" style:list-style-name="L30">
      <style:paragraph-properties fo:margin-top="0in" fo:margin-bottom="0in" style:contextual-spacing="false"/>
    </style:style>
    <style:style style:name="P75" style:family="paragraph" style:parent-style-name="Text_20_body" style:list-style-name="L31"/>
    <style:style style:name="P76" style:family="paragraph" style:parent-style-name="Text_20_body" style:list-style-name="L31">
      <style:paragraph-properties fo:margin-top="0in" fo:margin-bottom="0in" style:contextual-spacing="false"/>
    </style:style>
    <style:style style:name="P77" style:family="paragraph" style:parent-style-name="Text_20_body" style:list-style-name="L32"/>
    <style:style style:name="P78" style:family="paragraph" style:parent-style-name="Text_20_body" style:list-style-name="L32">
      <style:paragraph-properties fo:margin-top="0in" fo:margin-bottom="0in" style:contextual-spacing="false"/>
    </style:style>
    <style:style style:name="P79" style:family="paragraph" style:parent-style-name="Text_20_body" style:list-style-name="L33"/>
    <style:style style:name="P80" style:family="paragraph" style:parent-style-name="Text_20_body" style:list-style-name="L33">
      <style:paragraph-properties fo:margin-top="0in" fo:margin-bottom="0in" style:contextual-spacing="false"/>
    </style:style>
    <style:style style:name="P81" style:family="paragraph" style:parent-style-name="Text_20_body" style:list-style-name="L34"/>
    <style:style style:name="P82" style:family="paragraph" style:parent-style-name="Text_20_body" style:list-style-name="L34">
      <style:paragraph-properties fo:margin-top="0in" fo:margin-bottom="0in" style:contextual-spacing="false"/>
    </style:style>
    <style:style style:name="P83" style:family="paragraph" style:parent-style-name="Text_20_body" style:list-style-name="L35"/>
    <style:style style:name="P84" style:family="paragraph" style:parent-style-name="Text_20_body" style:list-style-name="L36"/>
    <style:style style:name="P85" style:family="paragraph" style:parent-style-name="Text_20_body" style:list-style-name="L37"/>
    <style:style style:name="P86" style:family="paragraph" style:parent-style-name="Text_20_body" style:list-style-name="L37">
      <style:paragraph-properties fo:margin-top="0in" fo:margin-bottom="0in" style:contextual-spacing="false"/>
    </style:style>
    <style:style style:name="T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5" style:family="text">
      <style:text-properties fo:font-size="15pt" style:font-size-asian="15pt" style:font-size-complex="15pt"/>
    </style:style>
    <style:style style:name="T6" style:family="text">
      <style:text-properties fo:font-size="15pt" fo:font-weight="bold" style:font-size-asian="15pt" style:font-weight-asian="bold" style:font-size-complex="15pt" style:font-weight-complex="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Java Virtual Machine (JVM) এর অন্তর্গত কাজের প্রক্রিয়া বা "Internal Working" মূলত কীভাবে JVM জাভা প্রোগ্রাম রান করে তা বোঝায়। এখানে আমরা JVM-এর বিভিন্ন অংশ এবং তাদের কার্যক্রম বাংলা ভাষায় ব্যাখ্যা করব।</text:p>
      <text:h text:style-name="Heading_20_3" text:outline-level="3">JVM-এর প্রধান অংশগুলো:</text:h>
      <text:list text:style-name="L22">
        <text:list-item>
          <text:p text:style-name="P57"><text:span text:style-name="Strong_20_Emphasis">Class Loader:</text:span></text:p>
          <text:list>
            <text:list-item>
              <text:p text:style-name="P58"><text:span text:style-name="Strong_20_Emphasis">কাজ:</text:span> JVM-এ ক্লাস লোড করার দায়িত্ব থাকে।</text:p>
            </text:list-item>
            <text:list-item>
              <text:p text:style-name="P58"><text:span text:style-name="Strong_20_Emphasis">বিস্তারিত:</text:span> যখন কোনো জাভা প্রোগ্রাম রান করা হয়, তখন JVM প্রথমে ক্লাস লোডারকে দিয়ে প্রয়োজনীয় ক্লাস ফাইলগুলি (যেমন <text:span text:style-name="Source_20_Text">.class</text:span> ফাইল) লোড করে। এটি সাধারণত তিনটি স্টেপে কাজ করে:</text:p>
              <text:list>
                <text:list-item>
                  <text:p text:style-name="P58"><text:span text:style-name="Strong_20_Emphasis">Bootstrap Class Loader:</text:span> জাভা ভাষার বেসিক ক্লাস (যেমন <text:span text:style-name="Source_20_Text">java.lang.*</text:span>) লোড করে।</text:p>
                </text:list-item>
                <text:list-item>
                  <text:p text:style-name="P58"><text:span text:style-name="Strong_20_Emphasis">Platform Class Loader:</text:span> স্ট্যান্ডার্ড লাইব্রেরি ক্লাস লোড করে।</text:p>
                </text:list-item>
                <text:list-item>
                  <text:p text:style-name="P58"><text:span text:style-name="Strong_20_Emphasis">Application Class Loader:</text:span> ইউজার ডিফাইনড ক্লাস লোড করে।</text:p>
                </text:list-item>
              </text:list>
            </text:list-item>
          </text:list>
        </text:list-item>
        <text:list-item>
          <text:p text:style-name="P57"><text:span text:style-name="Strong_20_Emphasis">Bytecode Verifier:</text:span></text:p>
          <text:list>
            <text:list-item>
              <text:p text:style-name="P58"><text:span text:style-name="Strong_20_Emphasis">কাজ:</text:span> কোডের নিরাপত্তা পরীক্ষা করে।</text:p>
            </text:list-item>
            <text:list-item>
              <text:p text:style-name="P58"><text:span text:style-name="Strong_20_Emphasis">বিস্তারিত:</text:span> লোড করা ক্লাসের বাইটকোড যাচাই করে দেখবে যাতে কোনো নিরাপত্তা সমস্যার সৃষ্টি না হয়। এটি নিশ্চিত করে যে বাইটকোডটি JVM-এর জন্য সঠিক এবং নিরাপদ।</text:p>
            </text:list-item>
          </text:list>
        </text:list-item>
        <text:list-item>
          <text:p text:style-name="P57"><text:span text:style-name="Strong_20_Emphasis">Runtime Data Areas:</text:span></text:p>
          <text:list>
            <text:list-item>
              <text:p text:style-name="P58"><text:span text:style-name="Strong_20_Emphasis">কাজ:</text:span> প্রোগ্রাম রান করার সময় বিভিন্ন ডেটা স্টোর করে।</text:p>
            </text:list-item>
            <text:list-item>
              <text:p text:style-name="P58"><text:span text:style-name="Strong_20_Emphasis">বিস্তারিত:</text:span> JVM রান করার সময় বিভিন্ন ধরনের ডেটা স্টোর করে যেমন:</text:p>
              <text:list>
                <text:list-item>
                  <text:p text:style-name="P58"><text:span text:style-name="Strong_20_Emphasis">Heap:</text:span> অবজেক্ট এবং অ্যারের জন্য ব্যবহৃত।</text:p>
                </text:list-item>
                <text:list-item>
                  <text:p text:style-name="P58"><text:span text:style-name="Strong_20_Emphasis">Stack:</text:span> মেথড কল, লোকাল ভেরিয়েবলস এবং অন্যান্য স্ট্যাক ফ্রেম ধারণ করে।</text:p>
                </text:list-item>
                <text:list-item>
                  <text:p text:style-name="P58"><text:span text:style-name="Strong_20_Emphasis">Method Area:</text:span> ক্লাস ডেটা, মেথড ডেটা এবং কনস্ট্যান্ট পুল ধারণ করে।</text:p>
                </text:list-item>
                <text:list-item>
                  <text:p text:style-name="P58"><text:span text:style-name="Strong_20_Emphasis">Program Counter (PC) Register:</text:span> কোন মেথড রান হচ্ছে তার নির্দেশক।</text:p>
                </text:list-item>
              </text:list>
            </text:list-item>
          </text:list>
        </text:list-item>
        <text:list-item>
          <text:p text:style-name="P57"><text:span text:style-name="Strong_20_Emphasis">Execution Engine:</text:span></text:p>
          <text:list>
            <text:list-item>
              <text:p text:style-name="P58"><text:span text:style-name="Strong_20_Emphasis">কাজ:</text:span> বাইটকোড এক্সিকিউট করে।</text:p>
            </text:list-item>
            <text:list-item>
              <text:p text:style-name="P58"><text:span text:style-name="Strong_20_Emphasis">বিস্তারিত:</text:span> বাইটকোড ইন্টারপ্রেটার বা Just-In-Time (JIT) কম্পাইলার ব্যবহার করে বাইটকোডকে মেশিন কোডে কনভার্ট করে। এটি দুইভাবে কাজ করে:</text:p>
              <text:list>
                <text:list-item>
                  <text:p text:style-name="P58"><text:span text:style-name="Strong_20_Emphasis">Interpreter:</text:span> বাইটকোডকে একে একে পড়া এবং রান করা।</text:p>
                </text:list-item>
                <text:list-item>
                  <text:p text:style-name="P58"><text:span text:style-name="Strong_20_Emphasis">JIT Compiler:</text:span> বাইটকোডের অংশকে মেশিন কোডে রূপান্তরিত করে, যা পরে দ্রুত এক্সিকিউট করা যায়।</text:p>
                </text:list-item>
              </text:list>
            </text:list-item>
          </text:list>
        </text:list-item>
        <text:list-item>
          <text:p text:style-name="P57"><text:span text:style-name="Strong_20_Emphasis">Garbage Collector:</text:span></text:p>
          <text:list>
            <text:list-item>
              <text:p text:style-name="P58"><text:span text:style-name="Strong_20_Emphasis">কাজ:</text:span> অব্যবহৃত মেমরি রিলিজ করে।</text:p>
            </text:list-item>
            <text:list-item>
              <text:p text:style-name="P57"><text:span text:style-name="Strong_20_Emphasis">বিস্তারিত:</text:span> হিপে থাকা অব্যবহৃত অবজেক্টগুলো শনাক্ত করে এবং তাদের মেমরি রিলিজ করে। এটি মেমরি ব্যবস্থাপনার জন্য গুরুত্বপূর্ণ এবং প্রোগ্রামের পারফরম্যান্সে সাহায্য করে।</text:p>
            </text:list-item>
          </text:list>
        </text:list-item>
      </text:list>
      <text:h text:style-name="Heading_20_3" text:outline-level="3">JVM-এর কাজের ধাপ:</text:h>
      <text:list text:style-name="L23">
        <text:list-item>
          <text:p text:style-name="P59"><text:span text:style-name="Strong_20_Emphasis">Class Loading:</text:span></text:p>
          <text:list>
            <text:list-item>
              <text:p text:style-name="P60">ক্লাস ফাইল লোড করা হয় ক্লাস লোডার দ্বারা।</text:p>
            </text:list-item>
          </text:list>
        </text:list-item>
        <text:list-item>
          <text:p text:style-name="P59"><text:soft-page-break/><text:span text:style-name="Strong_20_Emphasis">Bytecode Verification:</text:span></text:p>
          <text:list>
            <text:list-item>
              <text:p text:style-name="P60">লোড করা ক্লাসের বাইটকোড যাচাই করা হয় সুরক্ষা এবং সঠিকতার জন্য।</text:p>
            </text:list-item>
          </text:list>
        </text:list-item>
        <text:list-item>
          <text:p text:style-name="P59"><text:span text:style-name="Strong_20_Emphasis">Execution:</text:span></text:p>
          <text:list>
            <text:list-item>
              <text:p text:style-name="P60">Bytecode Execution Engine দ্বারা বাইটকোড রান করা হয়।</text:p>
            </text:list-item>
          </text:list>
        </text:list-item>
        <text:list-item>
          <text:p text:style-name="P59"><text:span text:style-name="Strong_20_Emphasis">Memory Management:</text:span></text:p>
          <text:list>
            <text:list-item>
              <text:p text:style-name="P59">Garbage Collector দ্বারা মেমরি ম্যানেজমেন্ট করা হয়।</text:p>
            </text:list-item>
          </text:list>
        </text:list-item>
      </text:list>
      <text:h text:style-name="Heading_20_3" text:outline-level="3">উদাহরণ:</text:h>
      <text:p text:style-name="Text_20_body">ধরি আপনার কাছে একটি জাভা প্রোগ্রাম আছে যা একটি ক্লাস <text:span text:style-name="Source_20_Text">Example</text:span> রচনা করে:</text:p>
      <text:p text:style-name="P1"><text:span text:style-name="Source_20_Text">public class Example {</text:span></text:p>
      <text:p text:style-name="P3"><text:span text:style-name="Source_20_Text"><text:s text:c="4"/>public static void main(String[] args) {</text:span></text:p>
      <text:p text:style-name="P3"><text:span text:style-name="Source_20_Text"><text:s text:c="8"/>System.out.println("Hello, JVM!");</text:span></text:p>
      <text:p text:style-name="P3"><text:span text:style-name="Source_20_Text"><text:s text:c="4"/>}</text:span></text:p>
      <text:p text:style-name="P4"><text:span text:style-name="Source_20_Text">}</text:span></text:p>
      <text:p text:style-name="Text_20_body">যখন আপনি এই প্রোগ্রামটি রান করেন:</text:p>
      <text:list text:style-name="L24">
        <text:list-item>
          <text:p text:style-name="P62"><text:span text:style-name="Strong_20_Emphasis">Class Loader:</text:span> JVM <text:span text:style-name="Source_20_Text">Example.class</text:span> ফাইল লোড করবে।</text:p>
        </text:list-item>
        <text:list-item>
          <text:p text:style-name="P62"><text:span text:style-name="Strong_20_Emphasis">Bytecode Verifier:</text:span> ক্লাসের বাইটকোড যাচাই করবে।</text:p>
        </text:list-item>
        <text:list-item>
          <text:p text:style-name="P62"><text:span text:style-name="Strong_20_Emphasis">Execution Engine:</text:span> <text:span text:style-name="Source_20_Text">main</text:span> মেথডের বাইটকোড এক্সিকিউট করবে, যা <text:span text:style-name="Source_20_Text">Hello, JVM!</text:span> প্রিন্ট করবে।</text:p>
        </text:list-item>
        <text:list-item>
          <text:p text:style-name="P61"><text:span text:style-name="Strong_20_Emphasis">Garbage Collector:</text:span> মেমরি ব্যবস্থাপনা করবে এবং অব্যবহৃত অবজেক্টগুলো রিলিজ করবে।</text:p>
        </text:list-item>
      </text:list>
      <text:p text:style-name="Text_20_body">এইভাবে JVM জাভা প্রোগ্রাম রান করার সময় বিভিন্ন ধাপে কাজ করে এবং সঠিকভাবে প্রোগ্রামের কার্যকারিতা নিশ্চিত করে।</text:p>
      <text:p text:style-name="Text_20_body"><text:span text:style-name="Strong_20_Emphasis"><text:span text:style-name="T4">Garbage Collection</text:span></text:span><text:span text:style-name="T4"> (GC) </text:span>হল Java Virtual Machine (JVM) এর একটি গুরুত্বপূর্ণ বৈশিষ্ট্য যা অব্যবহৃত মেমরি স্থান পুনরুদ্ধার করে। এটি Java প্রোগ্রামিং ভাষার মেমরি ব্যবস্থাপনার একটি অংশ, যা মেমরি লিক এবং অব্যবহৃত অবজেক্টের কারণে মেমরি অপচয় কমাতে সাহায্য করে।</text:p>
      <text:h text:style-name="Heading_20_3" text:outline-level="3"><text:span text:style-name="Strong_20_Emphasis">Garbage Collection এর কাজের প্রক্রিয়া:</text:span></text:h>
      <text:list text:style-name="L25">
        <text:list-item>
          <text:p text:style-name="P63"><text:span text:style-name="Strong_20_Emphasis">অবজেক্ট তৈরি:</text:span></text:p>
          <text:list>
            <text:list-item>
              <text:p text:style-name="P64">যখন একটি নতুন অবজেক্ট তৈরি করা হয়, তখন এটি Heap মেমরিতে সংরক্ষিত হয়।</text:p>
            </text:list-item>
          </text:list>
        </text:list-item>
        <text:list-item>
          <text:p text:style-name="P63"><text:span text:style-name="Strong_20_Emphasis">Reachability Analysis:</text:span></text:p>
          <text:list>
            <text:list-item>
              <text:p text:style-name="P64">JVM নিয়মিতভাবে মেমরি বিশ্লেষণ করে দেখে কোন অবজেক্টগুলি এখনও অ্যাক্সেসযোগ্য বা প্রয়োজনীয়।</text:p>
            </text:list-item>
            <text:list-item>
              <text:p text:style-name="P64">Reachability analysis বিভিন্ন ধাপে বিভক্ত:</text:p>
              <text:list>
                <text:list-item>
                  <text:p text:style-name="P64"><text:span text:style-name="Strong_20_Emphasis">Root Objects:</text:span> থ্রেডের স্ট্যাক, জাভা প্রোগ্রাম স্ট্যাটিক ভেরিয়েবলস এবং রেজিস্টার যেমন মূল রেফারেন্স।</text:p>
                </text:list-item>
                <text:list-item>
                  <text:p text:style-name="P64"><text:span text:style-name="Strong_20_Emphasis">Reachable Objects:</text:span> Root Objects থেকে সিডিউল করা অবজেক্টস যেগুলি এখনও ব্যবহৃত হচ্ছে।</text:p>
                </text:list-item>
              </text:list>
            </text:list-item>
          </text:list>
        </text:list-item>
        <text:list-item>
          <text:p text:style-name="P63"><text:span text:style-name="Strong_20_Emphasis">Mark and Sweep:</text:span></text:p>
          <text:list>
            <text:list-item>
              <text:p text:style-name="P64"><text:span text:style-name="Strong_20_Emphasis">Mark Phase:</text:span> Reachable Objects চিহ্নিত করা হয়।</text:p>
            </text:list-item>
            <text:list-item>
              <text:p text:style-name="P64"><text:span text:style-name="Strong_20_Emphasis">Sweep Phase:</text:span> চিহ্নিত না করা অবজেক্টগুলো মুছে ফেলা হয় এবং মেমরি পুনরুদ্ধার করা হয়।</text:p>
            </text:list-item>
          </text:list>
        </text:list-item>
        <text:list-item>
          <text:p text:style-name="P63"><text:span text:style-name="Strong_20_Emphasis">Compact Phase:</text:span></text:p>
          <text:list>
            <text:list-item>
              <text:p text:style-name="P63"><text:soft-page-break/><text:span text:style-name="Strong_20_Emphasis">Compact Phase:</text:span> অব্যবহৃত মেমরি স্থান পুনরুদ্ধার করার পর অবজেক্টগুলিকে একত্রিত করে ফাঁকা স্থান কমানো হয়। এটি ফ্রাগমেন্টেশন কমাতে সাহায্য করে।</text:p>
            </text:list-item>
          </text:list>
        </text:list-item>
      </text:list>
      <text:h text:style-name="Heading_20_3" text:outline-level="3"><text:span text:style-name="Strong_20_Emphasis">Garbage Collection এর প্রধান প্রকারসমূহ:</text:span></text:h>
      <text:list text:style-name="L26">
        <text:list-item>
          <text:p text:style-name="P65"><text:span text:style-name="Strong_20_Emphasis">Serial Garbage Collector:</text:span></text:p>
          <text:list>
            <text:list-item>
              <text:p text:style-name="P66"><text:span text:style-name="Strong_20_Emphasis">কি:</text:span> Single-threaded গার্বেজ কালেকশন।</text:p>
            </text:list-item>
            <text:list-item>
              <text:p text:style-name="P66"><text:span text:style-name="Strong_20_Emphasis">ব্যবহার:</text:span> ছোট অ্যাপ্লিকেশনের জন্য যেখানে মেমরি ব্যবস্থাপনা কম্প্যাক্ট এবং সিম্পল থাকে।</text:p>
            </text:list-item>
          </text:list>
        </text:list-item>
        <text:list-item>
          <text:p text:style-name="P65"><text:span text:style-name="Strong_20_Emphasis">Parallel Garbage Collector:</text:span></text:p>
          <text:list>
            <text:list-item>
              <text:p text:style-name="P66"><text:span text:style-name="Strong_20_Emphasis">কি:</text:span> Multi-threaded গার্বেজ কালেকশন যা একাধিক থ্রেড ব্যবহার করে।</text:p>
            </text:list-item>
            <text:list-item>
              <text:p text:style-name="P66"><text:span text:style-name="Strong_20_Emphasis">ব্যবহার:</text:span> বড় অ্যাপ্লিকেশনের জন্য যেখানে পারফরম্যান্স প্রাধান্য পায়।</text:p>
            </text:list-item>
          </text:list>
        </text:list-item>
        <text:list-item>
          <text:p text:style-name="P65"><text:span text:style-name="Strong_20_Emphasis">Concurrent Mark-Sweep (CMS) Collector:</text:span></text:p>
          <text:list>
            <text:list-item>
              <text:p text:style-name="P66"><text:span text:style-name="Strong_20_Emphasis">কি:</text:span> কমপ্লিট গার্বেজ কালেকশন প্রক্রিয়ায় গার্বেজ কালেকশন কম সময় নেয়।</text:p>
            </text:list-item>
            <text:list-item>
              <text:p text:style-name="P66"><text:span text:style-name="Strong_20_Emphasis">ব্যবহার:</text:span> এমন অ্যাপ্লিকেশনের জন্য যেখানে পজিশনিং এবং পজিশনাল সময় কম গুরুত্বপূর্ণ।</text:p>
            </text:list-item>
          </text:list>
        </text:list-item>
        <text:list-item>
          <text:p text:style-name="P65"><text:span text:style-name="Strong_20_Emphasis">G1 Garbage Collector:</text:span></text:p>
          <text:list>
            <text:list-item>
              <text:p text:style-name="P66"><text:span text:style-name="Strong_20_Emphasis">কি:</text:span> বিভক্ত হিপ রিজিওনস ব্যবহার করে গার্বেজ কালেকশন করে।</text:p>
            </text:list-item>
            <text:list-item>
              <text:p text:style-name="P65"><text:span text:style-name="Strong_20_Emphasis">ব্যবহার:</text:span> বড় হিপের জন্য ডিজাইন করা হয়েছে এবং লেটেন্সি কন্ট্রোল করতে সক্ষম।</text:p>
            </text:list-item>
          </text:list>
        </text:list-item>
      </text:list>
      <text:h text:style-name="Heading_20_3" text:outline-level="3"><text:span text:style-name="Strong_20_Emphasis">Garbage Collection এর উদাহরণ:</text:span></text:h>
      <text:p text:style-name="Text_20_body">ধরি, আপনি একটি জাভা প্রোগ্রাম লিখেছেন:</text:p>
      <text:p text:style-name="P1"><text:span text:style-name="Source_20_Text">public class GarbageCollectionExample {</text:span></text:p>
      <text:p text:style-name="P3"><text:span text:style-name="Source_20_Text"><text:s text:c="4"/>public static void main(String[] args) {</text:span></text:p>
      <text:p text:style-name="P3"><text:span text:style-name="Source_20_Text"><text:s text:c="8"/>MyObject obj1 = new MyObject();</text:span></text:p>
      <text:p text:style-name="P3"><text:span text:style-name="Source_20_Text"><text:s text:c="8"/>MyObject obj2 = new MyObject();</text:span></text:p>
      <text:p text:style-name="P3"><text:span text:style-name="Source_20_Text"><text:s text:c="8"/></text:span></text:p>
      <text:p text:style-name="P3"><text:span text:style-name="Source_20_Text"><text:s text:c="8"/>obj1 = null; // obj1 এখন আর রেফারেন্সড নয়</text:span></text:p>
      <text:p text:style-name="P3"><text:span text:style-name="Source_20_Text"><text:s text:c="8"/>System.gc(); // Garbage Collection ট্রিগার করা হল</text:span></text:p>
      <text:p text:style-name="P3"><text:span text:style-name="Source_20_Text"><text:s text:c="4"/>}</text:span></text:p>
      <text:p text:style-name="P3"><text:span text:style-name="Source_20_Text">}</text:span></text:p>
      <text:p text:style-name="P3"/>
      <text:p text:style-name="P3"><text:span text:style-name="Source_20_Text">class MyObject {</text:span></text:p>
      <text:p text:style-name="P3"><text:span text:style-name="Source_20_Text"><text:s text:c="4"/>@Override</text:span></text:p>
      <text:p text:style-name="P3"><text:span text:style-name="Source_20_Text"><text:s text:c="4"/>protected void finalize() throws Throwable {</text:span></text:p>
      <text:p text:style-name="P3"><text:span text:style-name="Source_20_Text"><text:s text:c="8"/>System.out.println("MyObject instance is being garbage collected.");</text:span></text:p>
      <text:p text:style-name="P3"><text:span text:style-name="Source_20_Text"><text:s text:c="4"/>}</text:span></text:p>
      <text:p text:style-name="P4"><text:span text:style-name="Source_20_Text">}</text:span></text:p>
      <text:p text:style-name="Text_20_body">এখানে:</text:p>
      <text:list text:style-name="L27">
        <text:list-item>
          <text:p text:style-name="P68"><text:span text:style-name="Source_20_Text">obj1</text:span> কে <text:span text:style-name="Source_20_Text">null</text:span> করা হয়েছে, যার মানে এটি এখন অব্যবহৃত।</text:p>
        </text:list-item>
        <text:list-item>
          <text:p text:style-name="P68"><text:span text:style-name="Source_20_Text">System.gc()</text:span> কল করে Garbage Collector চালু করা হয়েছে, যা <text:span text:style-name="Source_20_Text">obj1</text:span> অবজেক্টকে মুছে ফেলতে পারে।</text:p>
        </text:list-item>
        <text:list-item>
          <text:p text:style-name="P67"><text:span text:style-name="Source_20_Text">finalize()</text:span> মেথড ব্যবহার করে অবজেক্টের GC হওয়ার সময় কিছু কাস্টম ক্লিন-আপ কোড রান করা যায়।</text:p>
        </text:list-item>
      </text:list>
      <text:h text:style-name="Heading_20_3" text:outline-level="3"><text:span text:style-name="Strong_20_Emphasis">Garbage Collection এর সুবিধা:</text:span></text:h>
      <text:list text:style-name="L28">
        <text:list-item>
          <text:p text:style-name="P70"><text:span text:style-name="Strong_20_Emphasis">মেমরি ম্যানেজমেন্ট:</text:span> অব্যবহৃত মেমরি মুক্ত করে মেমরি ব্যবস্থাপনা সহজ করে।</text:p>
        </text:list-item>
        <text:list-item>
          <text:p text:style-name="P70"><text:span text:style-name="Strong_20_Emphasis">অবজেক্টের জীবদ্দশা:</text:span> অবজেক্টের জীবনকাল স্বয়ংক্রিয়ভাবে পরিচালনা করে।</text:p>
        </text:list-item>
        <text:list-item>
          <text:p text:style-name="P69"><text:soft-page-break/><text:span text:style-name="Strong_20_Emphasis">মেমরি লিক কমানো:</text:span> অতিরিক্ত মেমরি ব্যবহারের কারণে সমস্যা কমায়।</text:p>
        </text:list-item>
      </text:list>
      <text:h text:style-name="Heading_20_3" text:outline-level="3"><text:span text:style-name="Strong_20_Emphasis">Garbage Collection এর চ্যালেঞ্জ:</text:span></text:h>
      <text:list text:style-name="L29">
        <text:list-item>
          <text:p text:style-name="P72"><text:span text:style-name="Strong_20_Emphasis">Performance Impact:</text:span> গার্বেজ কালেকশন প্রক্রিয়াটি পারফরম্যান্সে প্রভাব ফেলতে পারে, বিশেষ করে যখন বড় হিপ এবং বেশ কিছু অবজেক্ট থাকে।</text:p>
        </text:list-item>
        <text:list-item>
          <text:p text:style-name="P71"><text:span text:style-name="Strong_20_Emphasis">Latency Issues:</text:span> প্রোগ্রামের লেটেন্সি (সময়) নিয়ন্ত্রণে রাখা কঠিন হতে পারে।</text:p>
        </text:list-item>
      </text:list>
      <text:p text:style-name="Text_20_body">Java-এর গার্বেজ কালেকশন আপনার প্রোগ্রামকে মেমরি ব্যবস্থাপনায় সহায়তা করে এবং মেমরি লিক এড়াতে সাহায্য করে, তবে এর সাথে মেমরি ব্যবস্থাপনা এবং পারফরম্যান্স নিয়ে কিছু চ্যালেঞ্জও থাকতে পারে।</text:p>
      <text:p text:style-name="Text_20_body"/>
      <text:p text:style-name="Text_20_body"><text:span text:style-name="Strong_20_Emphasis"><text:span text:style-name="T4">Java Generics</text:span></text:span><text:span text:style-name="T4"> </text:span>হল একটি ফিচার যা জাভা প্রোগ্রামিং ভাষায় টাইপ সেফটি প্রদান করে এবং কোড পুনরব্যবহারযোগ্যতা বাড়ায়। এটি টাইপ প্যারামিটার ব্যবহার করে ক্লাস, ইন্টারফেস, এবং মেথডে জেনেরিক টাইপ ব্যবহার করার সুবিধা দেয়।</text:p>
      <text:h text:style-name="Heading_20_3" text:outline-level="3"><text:span text:style-name="Strong_20_Emphasis">Generics এর মূল বিষয়:</text:span></text:h>
      <text:list text:style-name="L30">
        <text:list-item>
          <text:p text:style-name="P73"><text:span text:style-name="Strong_20_Emphasis">টাইপ প্যারামিটার:</text:span></text:p>
          <text:list>
            <text:list-item>
              <text:p text:style-name="P74"><text:span text:style-name="Strong_20_Emphasis">কি:</text:span> ক্লাস, ইন্টারফেস, বা মেথডের ডাটা টাইপ প্যারামিটার হিসেবে ব্যবহার করা হয়।</text:p>
            </text:list-item>
            <text:list-item>
              <text:p text:style-name="P74"><text:span text:style-name="Strong_20_Emphasis">উদাহরণ:</text:span> <text:span text:style-name="Source_20_Text">List&lt;T&gt;</text:span>-এ <text:span text:style-name="Source_20_Text">T</text:span> হল টাইপ প্যারামিটার যা <text:span text:style-name="Source_20_Text">String</text:span>, <text:span text:style-name="Source_20_Text">Integer</text:span>, ইত্যাদি টাইপ দ্বারা প্রতিস্থাপিত হতে পারে।</text:p>
            </text:list-item>
          </text:list>
        </text:list-item>
        <text:list-item>
          <text:p text:style-name="P73"><text:span text:style-name="Strong_20_Emphasis">টাইপ সেফটি:</text:span></text:p>
          <text:list>
            <text:list-item>
              <text:p text:style-name="P74"><text:span text:style-name="Strong_20_Emphasis">কি:</text:span> টাইপ সংক্রান্ত ত্রুটি কমিয়ে টাইপ নিরাপত্তা নিশ্চিত করে।</text:p>
            </text:list-item>
            <text:list-item>
              <text:p text:style-name="P74"><text:span text:style-name="Strong_20_Emphasis">উদাহরণ:</text:span> <text:span text:style-name="Source_20_Text">List&lt;String&gt;</text:span> একটি তালিকা যা শুধুমাত্র <text:span text:style-name="Source_20_Text">String</text:span> অবজেক্ট ধারণ করবে, অন্য কোন টাইপের অবজেক্ট ধারণ করবে না।</text:p>
            </text:list-item>
          </text:list>
        </text:list-item>
        <text:list-item>
          <text:p text:style-name="P73"><text:span text:style-name="Strong_20_Emphasis">কোড পুনরব্যবহারযোগ্যতা:</text:span></text:p>
          <text:list>
            <text:list-item>
              <text:p text:style-name="P74"><text:span text:style-name="Strong_20_Emphasis">কি:</text:span> একই কোড বিভিন্ন টাইপের জন্য পুনরায় ব্যবহার করা যায়।</text:p>
            </text:list-item>
            <text:list-item>
              <text:p text:style-name="P73"><text:span text:style-name="Strong_20_Emphasis">উদাহরণ:</text:span> একটি জেনেরিক ক্লাস <text:span text:style-name="Source_20_Text">Box&lt;T&gt;</text:span> বিভিন্ন টাইপের অবজেক্ট ধারণ করতে পারে যেমন <text:span text:style-name="Source_20_Text">Box&lt;Integer&gt;</text:span>, <text:span text:style-name="Source_20_Text">Box&lt;String&gt;</text:span>।</text:p>
            </text:list-item>
          </text:list>
        </text:list-item>
      </text:list>
      <text:h text:style-name="Heading_20_3" text:outline-level="3"><text:span text:style-name="Strong_20_Emphasis">Generics এর উদাহরণ:</text:span></text:h>
      <text:h text:style-name="Heading_20_4" text:outline-level="4"><text:span text:style-name="Strong_20_Emphasis">১. জেনেরিক ক্লাস:</text:span></text:h>
      <text:p text:style-name="Text_20_body"><text:span text:style-name="Strong_20_Emphasis">Box.java</text:span></text:p>
      <text:p text:style-name="P1"><text:span text:style-name="Source_20_Text">public class Box&lt;T&gt; {</text:span></text:p>
      <text:p text:style-name="P3"><text:span text:style-name="Source_20_Text"><text:s text:c="4"/>private T value;</text:span></text:p>
      <text:p text:style-name="P3"/>
      <text:p text:style-name="P3"><text:span text:style-name="Source_20_Text"><text:s text:c="4"/>public void setValue(T value) {</text:span></text:p>
      <text:p text:style-name="P3"><text:span text:style-name="Source_20_Text"><text:s text:c="8"/>this.value = value;</text:span></text:p>
      <text:p text:style-name="P3"><text:span text:style-name="Source_20_Text"><text:s text:c="4"/>}</text:span></text:p>
      <text:p text:style-name="P3"/>
      <text:p text:style-name="P3"><text:span text:style-name="Source_20_Text"><text:s text:c="4"/>public T getValue() {</text:span></text:p>
      <text:p text:style-name="P3"><text:span text:style-name="Source_20_Text"><text:s text:c="8"/>return value;</text:span></text:p>
      <text:p text:style-name="P3"><text:span text:style-name="Source_20_Text"><text:s text:c="4"/>}</text:span></text:p>
      <text:p text:style-name="P4"><text:span text:style-name="Source_20_Text">}</text:span></text:p>
      <text:p text:style-name="Text_20_body"><text:span text:style-name="Strong_20_Emphasis"/></text:p>
      <text:p text:style-name="Text_20_body"><text:span text:style-name="Strong_20_Emphasis"/></text:p>
      <text:p text:style-name="Text_20_body"><text:soft-page-break/><text:span text:style-name="Strong_20_Emphasis">ব্যবহার:</text:span></text:p>
      <text:p text:style-name="P1"><text:span text:style-name="Source_20_Text">public class TestBox {</text:span></text:p>
      <text:p text:style-name="P3"><text:span text:style-name="Source_20_Text"><text:s text:c="4"/>public static void main(String[] args) {</text:span></text:p>
      <text:p text:style-name="P3"><text:span text:style-name="Source_20_Text"><text:s text:c="8"/>Box&lt;String&gt; stringBox = new Box&lt;&gt;();</text:span></text:p>
      <text:p text:style-name="P3"><text:span text:style-name="Source_20_Text"><text:s text:c="8"/>stringBox.setValue("Hello Generics");</text:span></text:p>
      <text:p text:style-name="P3"><text:span text:style-name="Source_20_Text"><text:s text:c="8"/>System.out.println(stringBox.getValue());</text:span></text:p>
      <text:p text:style-name="P3"/>
      <text:p text:style-name="P3"><text:span text:style-name="Source_20_Text"><text:s text:c="8"/>Box&lt;Integer&gt; integerBox = new Box&lt;&gt;();</text:span></text:p>
      <text:p text:style-name="P3"><text:span text:style-name="Source_20_Text"><text:s text:c="8"/>integerBox.setValue(123);</text:span></text:p>
      <text:p text:style-name="P3"><text:span text:style-name="Source_20_Text"><text:s text:c="8"/>System.out.println(integerBox.getValue());</text:span></text:p>
      <text:p text:style-name="P3"><text:span text:style-name="Source_20_Text"><text:s text:c="4"/>}</text:span></text:p>
      <text:p text:style-name="P4"><text:span text:style-name="Source_20_Text">}</text:span></text:p>
      <text:p text:style-name="Text_20_body">এখানে, <text:span text:style-name="Source_20_Text">Box&lt;T&gt;</text:span> একটি জেনেরিক ক্লাস যা বিভিন্ন টাইপের ডেটা ধারণ করতে সক্ষম।</text:p>
      <text:h text:style-name="Heading_20_4" text:outline-level="4"><text:span text:style-name="Strong_20_Emphasis">২. জেনেরিক মেথড:</text:span></text:h>
      <text:p text:style-name="Text_20_body"><text:span text:style-name="Strong_20_Emphasis">GenericMethod.java</text:span></text:p>
      <text:p text:style-name="P1"><text:span text:style-name="Source_20_Text">public class GenericMethod {</text:span></text:p>
      <text:p text:style-name="P3"><text:span text:style-name="Source_20_Text"><text:s text:c="4"/>public &lt;T&gt; void printArray(T[] array) {</text:span></text:p>
      <text:p text:style-name="P3"><text:span text:style-name="Source_20_Text"><text:s text:c="8"/>for (T element : array) {</text:span></text:p>
      <text:p text:style-name="P3"><text:span text:style-name="Source_20_Text"><text:s text:c="12"/>System.out.println(element);</text:span></text:p>
      <text:p text:style-name="P3"><text:span text:style-name="Source_20_Text"><text:s text:c="8"/>}</text:span></text:p>
      <text:p text:style-name="P3"><text:span text:style-name="Source_20_Text"><text:s text:c="4"/>}</text:span></text:p>
      <text:p text:style-name="P3"/>
      <text:p text:style-name="P3"><text:span text:style-name="Source_20_Text"><text:s text:c="4"/>public static void main(String[] args) {</text:span></text:p>
      <text:p text:style-name="P3"><text:span text:style-name="Source_20_Text"><text:s text:c="8"/>GenericMethod gm = new GenericMethod();</text:span></text:p>
      <text:p text:style-name="P3"/>
      <text:p text:style-name="P3"><text:span text:style-name="Source_20_Text"><text:s text:c="8"/>Integer[] intArray = {1, 2, 3, 4};</text:span></text:p>
      <text:p text:style-name="P3"><text:span text:style-name="Source_20_Text"><text:s text:c="8"/>gm.printArray(intArray);</text:span></text:p>
      <text:p text:style-name="P3"/>
      <text:p text:style-name="P3"><text:span text:style-name="Source_20_Text"><text:s text:c="8"/>String[] strArray = {"One", "Two", "Three"};</text:span></text:p>
      <text:p text:style-name="P3"><text:span text:style-name="Source_20_Text"><text:s text:c="8"/>gm.printArray(strArray);</text:span></text:p>
      <text:p text:style-name="P3"><text:span text:style-name="Source_20_Text"><text:s text:c="4"/>}</text:span></text:p>
      <text:p text:style-name="P4"><text:span text:style-name="Source_20_Text">}</text:span></text:p>
      <text:p text:style-name="Text_20_body">এখানে, <text:span text:style-name="Source_20_Text">printArray&lt;T&gt;</text:span> একটি জেনেরিক মেথড যা বিভিন্ন টাইপের অ্যারের উপাদান প্রিন্ট করতে পারে।</text:p>
      <text:h text:style-name="Heading_20_4" text:outline-level="4"><text:span text:style-name="Strong_20_Emphasis">৩. জেনেরিক ইন্টারফেস:</text:span></text:h>
      <text:p text:style-name="Text_20_body"><text:span text:style-name="Strong_20_Emphasis">ComparableBox.java</text:span></text:p>
      <text:p text:style-name="P1"><text:span text:style-name="Source_20_Text">public interface ComparableBox&lt;T&gt; {</text:span></text:p>
      <text:p text:style-name="P3"><text:span text:style-name="Source_20_Text"><text:s text:c="4"/>boolean compare(T other);</text:span></text:p>
      <text:p text:style-name="P4"><text:span text:style-name="Source_20_Text">}</text:span></text:p>
      <text:p text:style-name="Text_20_body"><text:span text:style-name="Strong_20_Emphasis">IntegerBox.java</text:span></text:p>
      <text:p text:style-name="P1"><text:span text:style-name="Source_20_Text">public class IntegerBox implements ComparableBox&lt;Integer&gt; {</text:span></text:p>
      <text:p text:style-name="P3"><text:span text:style-name="Source_20_Text"><text:s text:c="4"/>private Integer value;</text:span></text:p>
      <text:p text:style-name="P3"/>
      <text:p text:style-name="P3"><text:span text:style-name="Source_20_Text"><text:s text:c="4"/>public IntegerBox(Integer value) {</text:span></text:p>
      <text:p text:style-name="P3"><text:span text:style-name="Source_20_Text"><text:s text:c="8"/>this.value = value;</text:span></text:p>
      <text:p text:style-name="P3"><text:span text:style-name="Source_20_Text"><text:s text:c="4"/>}</text:span></text:p>
      <text:p text:style-name="P3"/>
      <text:p text:style-name="P3"><text:span text:style-name="Source_20_Text"><text:s text:c="4"/>@Override</text:span></text:p>
      <text:p text:style-name="P3"><text:span text:style-name="Source_20_Text"><text:s text:c="4"/>public boolean compare(Integer other) {</text:span></text:p>
      <text:p text:style-name="P3"><text:span text:style-name="Source_20_Text"><text:s text:c="8"/>return this.value.equals(other);</text:span></text:p>
      <text:p text:style-name="P3"><text:span text:style-name="Source_20_Text"><text:s text:c="4"/>}</text:span></text:p>
      <text:p text:style-name="P4"><text:span text:style-name="Source_20_Text">}</text:span></text:p>
      <text:p text:style-name="Text_20_body">এখানে, <text:span text:style-name="Source_20_Text">ComparableBox&lt;T&gt;</text:span> একটি জেনেরিক ইন্টারফেস যা বিভিন্ন টাইপের জন্য <text:span text:style-name="Source_20_Text">compare</text:span> মেথড প্রয়োগ করে।</text:p>
      <text:h text:style-name="Heading_20_3" text:outline-level="3"><text:soft-page-break/><text:span text:style-name="Strong_20_Emphasis">Generics এর সুবিধা:</text:span></text:h>
      <text:list text:style-name="L31">
        <text:list-item>
          <text:p text:style-name="P76"><text:span text:style-name="Strong_20_Emphasis">টাইপ নিরাপত্তা:</text:span> টাইপ সম্পর্কিত ভুল কমানো হয়, যেহেতু টাইপ কনস্ট্রেন্ট কম্পাইল টাইমেই চেক করা হয়।</text:p>
        </text:list-item>
        <text:list-item>
          <text:p text:style-name="P76"><text:span text:style-name="Strong_20_Emphasis">কোড পুনরব্যবহার:</text:span> একই ক্লাস বা মেথড বিভিন্ন টাইপের জন্য ব্যবহার করা যায়।</text:p>
        </text:list-item>
        <text:list-item>
          <text:p text:style-name="P75"><text:span text:style-name="Strong_20_Emphasis">পরিস্কার কোড:</text:span> টাইপ কাস্টিংয়ের প্রয়োজনীয়তা কমিয়ে দেয়, যা কোডকে আরও পরিষ্কার করে।</text:p>
        </text:list-item>
      </text:list>
      <text:h text:style-name="Heading_20_3" text:outline-level="3"><text:span text:style-name="Strong_20_Emphasis">Generics এর চ্যালেঞ্জ:</text:span></text:h>
      <text:list text:style-name="L32">
        <text:list-item>
          <text:p text:style-name="P78"><text:span text:style-name="Strong_20_Emphasis">টাইপ পারামিটার সীমাবদ্ধতা:</text:span> কিছু টাইপ কনস্ট্রেন্ট বা টাইপ পারামিটার সংক্রান্ত সীমাবদ্ধতা থাকতে পারে।</text:p>
        </text:list-item>
        <text:list-item>
          <text:p text:style-name="P77"><text:span text:style-name="Strong_20_Emphasis">জেনেরিক অ্যালোয়ারড সিনট্যাক্স:</text:span> কিছু ক্ষেত্রে জেনেরিক টাইপের ব্যবহার সঠিকভাবে করা কঠিন হতে পারে।</text:p>
        </text:list-item>
      </text:list>
      <text:p text:style-name="Text_20_body">Java Generics একটি শক্তিশালী ফিচার যা কোডে টাইপ সেফটি বৃদ্ধি করে এবং কোড পুনরব্যবহারযোগ্যতা বাড়ায়। এটি জাভা প্রোগ্রামিংয়ের একটি গুরুত্বপূর্ণ অংশ এবং এটি দক্ষতার সাথে টাইপ পরিচালনার জন্য ব্যবহৃত হয়।</text:p>
      <text:p text:style-name="Text_20_body"/>
      <text:p text:style-name="Text_20_body"><text:span text:style-name="Strong_20_Emphasis"><text:span text:style-name="T4">Lambda Expressions</text:span></text:span><text:span text:style-name="T4"> </text:span>Java 8 থেকে একটি নতুন বৈশিষ্ট্য হিসেবে যোগ করা হয়েছে যা কনসিস এবং ফাংশনাল প্রোগ্রামিংয়ের সুবিধা প্রদান করে। Lambda expressions ব্যবহার করে আপনি কোডের কার্যকারিতা কমপ্যাক্ট এবং পরিষ্কারভাবে লিখতে পারেন, বিশেষ করে যখন আপনাকে ফাংশনাল ইন্টারফেসের ইনস্ট্যান্স তৈরি করতে হয়।</text:p>
      <text:h text:style-name="Heading_20_3" text:outline-level="3"><text:span text:style-name="Strong_20_Emphasis">Lambda Expressions এর মৌলিক ধারণা:</text:span></text:h>
      <text:p text:style-name="Text_20_body">Lambda Expressions মূলত একটি এ্যানোনিমাস (নামহীন) ফাংশন যা একটি ফাংশনাল ইন্টারফেসের ইনস্ট্যান্স হিসেবে কাজ করে। এটি কোডকে সহজ ও পাঠযোগ্য করতে সহায়ক।</text:p>
      <text:p text:style-name="Text_20_body"><text:span text:style-name="Strong_20_Emphasis">Lambda Expression এর সাধারণ সিনট্যাক্স:</text:span></text:p>
      <text:p text:style-name="P2"><text:span text:style-name="Source_20_Text">(parameters) -&gt; expression</text:span></text:p>
      <text:list text:style-name="L33">
        <text:list-item>
          <text:p text:style-name="P80"><text:span text:style-name="Strong_20_Emphasis">parameters:</text:span> ল্যাম্বডা এক্সপ্রেশন গ্রহণ করা প্যারামিটার।</text:p>
        </text:list-item>
        <text:list-item>
          <text:p text:style-name="P80"><text:span text:style-name="Strong_20_Emphasis">-&gt;:</text:span> এটি ল্যাম্বডার বডি এবং প্যারামিটার পৃথক করে।</text:p>
        </text:list-item>
        <text:list-item>
          <text:p text:style-name="P79"><text:span text:style-name="Strong_20_Emphasis">expression:</text:span> একটি এক্সপ্রেশন বা কোড ব্লক যা কার্য সম্পাদন করে।</text:p>
        </text:list-item>
      </text:list>
      <text:h text:style-name="Heading_20_3" text:outline-level="3"><text:span text:style-name="Strong_20_Emphasis">Lambda Expressions এর উদাহরণ:</text:span></text:h>
      <text:h text:style-name="Heading_20_4" text:outline-level="4"><text:span text:style-name="Strong_20_Emphasis">১. ফাংশনাল ইন্টারফেস:</text:span></text:h>
      <text:p text:style-name="Text_20_body">ফাংশনাল ইন্টারফেস এমন একটি ইন্টারফেস যা শুধুমাত্র একটি একক অ্যাবস্ট্র্যাক্ট মেথড থাকে। <text:span text:style-name="Source_20_Text">@FunctionalInterface</text:span> অ্যানোটেশন ব্যবহার করে এই ধরণের ইন্টারফেস চিহ্নিত করা হয়।</text:p>
      <text:p text:style-name="Text_20_body"><text:span text:style-name="Strong_20_Emphasis">FunctionalInterface.java</text:span></text:p>
      <text:p text:style-name="P1"><text:span text:style-name="Source_20_Text">@FunctionalInterface</text:span></text:p>
      <text:p text:style-name="P3"><text:span text:style-name="Source_20_Text">public interface FunctionalInterface {</text:span></text:p>
      <text:p text:style-name="P3"><text:span text:style-name="Source_20_Text"><text:s text:c="4"/>void display(String message);</text:span></text:p>
      <text:p text:style-name="P4"><text:span text:style-name="Source_20_Text">}</text:span></text:p>
      <text:h text:style-name="Heading_20_4" text:outline-level="4"><text:span text:style-name="Strong_20_Emphasis">২. Lambda Expression ব্যবহার:</text:span></text:h>
      <text:p text:style-name="Text_20_body"><text:span text:style-name="Strong_20_Emphasis">LambdaExample.java</text:span></text:p>
      <text:p text:style-name="Preformatted_20_Text"><text:soft-page-break/></text:p>
      <text:p text:style-name="P1"><text:span text:style-name="Source_20_Text">public class LambdaExample {</text:span></text:p>
      <text:p text:style-name="P3"><text:span text:style-name="Source_20_Text"><text:s text:c="4"/>public static void main(String[] args) {</text:span></text:p>
      <text:p text:style-name="P3"><text:span text:style-name="Source_20_Text"><text:s text:c="8"/>// Lambda expression implementing the FunctionalInterface</text:span></text:p>
      <text:p text:style-name="P3"><text:span text:style-name="Source_20_Text"><text:s text:c="8"/>FunctionalInterface func = (message) -&gt; System.out.println("Message: " + message);</text:span></text:p>
      <text:p text:style-name="P3"/>
      <text:p text:style-name="P3"><text:span text:style-name="Source_20_Text"><text:s text:c="8"/>func.display("Hello, Lambda!");</text:span></text:p>
      <text:p text:style-name="P3"><text:span text:style-name="Source_20_Text"><text:s text:c="4"/>}</text:span></text:p>
      <text:p text:style-name="P4"><text:span text:style-name="Source_20_Text">}</text:span></text:p>
      <text:p text:style-name="Text_20_body">এখানে, ল্যাম্বডা এক্সপ্রেশন <text:span text:style-name="Source_20_Text">(message) -&gt; System.out.println("Message: " + message)</text:span> একটি নতুন ফাংশনাল ইন্টারফেসের ইনস্ট্যান্স তৈরি করেছে যা <text:span text:style-name="Source_20_Text">display</text:span> মেথডের কার্যকরী অংশ।</text:p>
      <text:h text:style-name="Heading_20_3" text:outline-level="3"><text:span text:style-name="Strong_20_Emphasis">Lambda Expressions এর সুবিধা:</text:span></text:h>
      <text:list text:style-name="L34">
        <text:list-item>
          <text:p text:style-name="P82"><text:span text:style-name="Strong_20_Emphasis">কোড কম্প্যাক্ট:</text:span> কোড অনেক সংক্ষিপ্ত এবং পাঠযোগ্য হয়।</text:p>
        </text:list-item>
        <text:list-item>
          <text:p text:style-name="P82"><text:span text:style-name="Strong_20_Emphasis">ফাংশনাল প্রোগ্রামিং:</text:span> ফাংশনাল প্রোগ্রামিংয়ের ধারণা ব্যবহার করা সহজ হয়।</text:p>
        </text:list-item>
        <text:list-item>
          <text:p text:style-name="P81"><text:span text:style-name="Strong_20_Emphasis">নামহীন ফাংশন:</text:span> কোনো ক্লাসের একটি নামহীন ফাংশন ব্যবহার করা যায়।</text:p>
        </text:list-item>
      </text:list>
      <text:h text:style-name="Heading_20_3" text:outline-level="3"><text:span text:style-name="Strong_20_Emphasis">Lambda Expressions এর কিছু জনপ্রিয় ব্যবহার:</text:span></text:h>
      <text:list text:style-name="L35">
        <text:list-item>
          <text:p text:style-name="P83"><text:span text:style-name="Strong_20_Emphasis">Collections API:</text:span> <text:span text:style-name="Source_20_Text">List</text:span>, <text:span text:style-name="Source_20_Text">Set</text:span>, <text:span text:style-name="Source_20_Text">Map</text:span> ইত্যাদি সাপোর্ট করে স্ট্রিম অপারেশন এবং ফিল্টারিংয়ের জন্য ল্যাম্বডা ব্যবহার করা হয়।</text:p>
        </text:list-item>
      </text:list>
      <text:p text:style-name="Text_20_body"><text:span text:style-name="Strong_20_Emphasis">ListExample.java</text:span></text:p>
      <text:p text:style-name="P1"><text:span text:style-name="Source_20_Text">import java.util.ArrayList;</text:span></text:p>
      <text:p text:style-name="P3"><text:span text:style-name="Source_20_Text">import java.util.List;</text:span></text:p>
      <text:p text:style-name="P3"/>
      <text:p text:style-name="P3"><text:span text:style-name="Source_20_Text">public class ListExample {</text:span></text:p>
      <text:p text:style-name="P3"><text:span text:style-name="Source_20_Text"><text:s text:c="4"/>public static void main(String[] args) {</text:span></text:p>
      <text:p text:style-name="P3"><text:span text:style-name="Source_20_Text"><text:s text:c="8"/>List&lt;String&gt; names = new ArrayList&lt;&gt;();</text:span></text:p>
      <text:p text:style-name="P3"><text:span text:style-name="Source_20_Text"><text:s text:c="8"/>names.add("Alice");</text:span></text:p>
      <text:p text:style-name="P3"><text:span text:style-name="Source_20_Text"><text:s text:c="8"/>names.add("Bob");</text:span></text:p>
      <text:p text:style-name="P3"><text:span text:style-name="Source_20_Text"><text:s text:c="8"/>names.add("Charlie");</text:span></text:p>
      <text:p text:style-name="P3"/>
      <text:p text:style-name="P3"><text:span text:style-name="Source_20_Text"><text:s text:c="8"/>// Using Lambda Expression to print all names</text:span></text:p>
      <text:p text:style-name="P3"><text:span text:style-name="Source_20_Text"><text:s text:c="8"/>names.forEach(name -&gt; System.out.println(name));</text:span></text:p>
      <text:p text:style-name="P3"><text:span text:style-name="Source_20_Text"><text:s text:c="4"/>}</text:span></text:p>
      <text:p text:style-name="P4"><text:span text:style-name="Source_20_Text">}</text:span></text:p>
      <text:list text:style-name="L36">
        <text:list-item>
          <text:p text:style-name="P84"><text:span text:style-name="Strong_20_Emphasis">Stream API:</text:span> ল্যাম্বডা এক্সপ্রেশন স্ট্রিম অপারেশন যেমন <text:span text:style-name="Source_20_Text">map</text:span>, <text:span text:style-name="Source_20_Text">filter</text:span>, এবং <text:span text:style-name="Source_20_Text">reduce</text:span> ব্যবহার করতে সহায়ক।</text:p>
        </text:list-item>
      </text:list>
      <text:p text:style-name="Text_20_body"><text:span text:style-name="Strong_20_Emphasis">StreamExample.java</text:span></text:p>
      <text:p text:style-name="P1"><text:span text:style-name="Source_20_Text">import java.util.Arrays;</text:span></text:p>
      <text:p text:style-name="P3"><text:span text:style-name="Source_20_Text">import java.util.List;</text:span></text:p>
      <text:p text:style-name="P3"/>
      <text:p text:style-name="P3"><text:span text:style-name="Source_20_Text">public class StreamExample {</text:span></text:p>
      <text:p text:style-name="P3"><text:span text:style-name="Source_20_Text"><text:s text:c="4"/>public static void main(String[] args) {</text:span></text:p>
      <text:p text:style-name="P3"><text:span text:style-name="Source_20_Text"><text:s text:c="8"/>List&lt;Integer&gt; numbers = Arrays.asList(1, 2, 3, 4, 5);</text:span></text:p>
      <text:p text:style-name="P3"/>
      <text:p text:style-name="P3"><text:span text:style-name="Source_20_Text"><text:s text:c="8"/>// Using Lambda Expression with Stream API</text:span></text:p>
      <text:p text:style-name="P3"><text:span text:style-name="Source_20_Text"><text:s text:c="8"/>int sum = numbers.stream()</text:span></text:p>
      <text:p text:style-name="P3"><text:span text:style-name="Source_20_Text"><text:s text:c="25"/>.filter(n -&gt; n % 2 == 0)</text:span></text:p>
      <text:p text:style-name="P3"><text:span text:style-name="Source_20_Text"><text:s text:c="25"/>.mapToInt(n -&gt; n * n)</text:span></text:p>
      <text:p text:style-name="P3"><text:span text:style-name="Source_20_Text"><text:s text:c="25"/>.sum();</text:span></text:p>
      <text:p text:style-name="P3"/>
      <text:p text:style-name="P3"><text:span text:style-name="Source_20_Text"><text:s text:c="8"/>System.out.println("Sum of squares of even numbers: " + sum);</text:span></text:p>
      <text:p text:style-name="P3"><text:span text:style-name="Source_20_Text"><text:s text:c="4"/>}</text:span></text:p>
      <text:p text:style-name="P4"><text:span text:style-name="Source_20_Text">}</text:span></text:p>
      <text:h text:style-name="Heading_20_3" text:outline-level="3"><text:soft-page-break/><text:span text:style-name="Strong_20_Emphasis">Lambda Expressions এর সীমাবদ্ধতা:</text:span></text:h>
      <text:list text:style-name="L37">
        <text:list-item>
          <text:p text:style-name="P86"><text:span text:style-name="Strong_20_Emphasis">Complexity:</text:span> খুব জটিল ল্যাম্বডা এক্সপ্রেশনগুলি বুঝতে এবং ডিবাগ করতে কঠিন হতে পারে।</text:p>
        </text:list-item>
        <text:list-item>
          <text:p text:style-name="P85"><text:span text:style-name="Strong_20_Emphasis">Readability:</text:span> অতিরিক্ত ল্যাম্বডা এক্সপ্রেশন কোডের পাঠযোগ্যতা কমাতে পারে।</text:p>
        </text:list-item>
      </text:list>
      <text:p text:style-name="Text_20_body">Lambda Expressions Java প্রোগ্রামিংয়ে কোডের কার্যকারিতা বৃদ্ধি করতে এবং কোড লেখার প্রক্রিয়াকে আরও সহজ ও সংক্ষিপ্ত করতে সাহায্য করে। এটি বিশেষ করে ফাংশনাল প্রোগ্রামিংয়ের ধারনা নিয়ে কাজ করার সময় উপকারী।</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2484in" fo:margin-bottom="0.194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2T01:43:09.930990105</meta:creation-date>
    <meta:generator>LibreOffice/24.2.5.2$Linux_X86_64 LibreOffice_project/420$Build-2</meta:generator>
    <dc:date>2024-09-12T03:34:06.990612324</dc:date>
    <meta:editing-duration>PT1H29M6S</meta:editing-duration>
    <meta:editing-cycles>24</meta:editing-cycles>
    <meta:document-statistic meta:table-count="0" meta:image-count="0" meta:object-count="0" meta:page-count="8" meta:paragraph-count="245" meta:word-count="1744" meta:character-count="9522" meta:non-whitespace-character-count="7603"/>
  </office:meta>
</office:document-meta>
</file>